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Inferência Estatístic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Como são as principais aplicações de estatística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Parâmetro: Quantidade de interesse, usualmente desconhecida, referente à população.</text:p>
              </text:list-item>
              <text:list-item>
                <text:p>Estimador: Uma função qualquer que utiliza os elementos de uma amostra com a finalidade de representar ou estimar um parâmetro.</text:p>
              </text:list-item>
              <text:list-item>
                <text:p>Estimativa: Valor numérico obtido por uma estimador por uma amostra em particula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emplos de estimador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Média</text:p>
              </text:list-item>
              <text:list-item>
                <text:p>Proporção</text:p>
              </text:list-item>
              <text:list-item>
                <text:p>Variância</text:p>
              </text:list-item>
            </text:list>
          </draw:text-box>
        </draw:frame>
        <draw:frame draw:style-name="gr2" draw:text-style-name="P2" draw:layer="layout" svg:width="19.2cm" svg:height="1.673cm" svg:x="5.2cm" svg:y="13.527cm">
          <draw:text-box>
            <text:p>É importante notar que os estimadores são variáveis aleatórias e conhecer o comportamento probabilístico desses estimador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istribuições amostra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ma computacional</text:p>
              </text:list-item>
              <text:list-item>
                <text:p>Forma analí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orema do limite centra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nalítico</text:p>
              </text:list-item>
              <text:list-item>
                <text:p>Computacion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plicação em controle de qualidad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No fechamento de um contrato de compra e venda de insumos para fabricação de eletrônicos o comprador propõe um critério para o controle de qualidade dos lotes que vai adiquirir: A aceitação de cada lote de 1000 peças só ocorrerá se o comprimento médio de 10 componentes escolhidos aleatóriamente no lote estiver entre 5 e 10 milímetros.</text:p>
                <text:p/>
              </text:list-item>
              <text:list-item>
                <text:p>O vendedor sabe que os comprimentos dos componentes produzidos tem distribuição Normal com média 7,5 e variância 20. Qual será a taxa de rejeição de lot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plicação do TLC com proporçõ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Aproximação da binomial e preci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imador para variânci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orreção do vié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stribuição T-studen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stimação por intervalo de confiança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56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1:44:12.095416310</meta:creation-date>
    <meta:editing-duration>PT32M30S</meta:editing-duration>
    <meta:editing-cycles>3</meta:editing-cycles>
    <meta:generator>LibreOffice/6.0.7.3$Linux_X86_64 LibreOffice_project/00m0$Build-3</meta:generator>
    <dc:title>Impress</dc:title>
    <dc:date>2019-09-04T12:55:23.167998234</dc:date>
    <meta:document-statistic meta:object-count="75"/>
  </office:meta>
</office:document-meta>
</file>